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Configurations2/accelerator/curr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PhD Thesis</text:p>
      <text:p text:style-name="Author">Mick Chesterman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Addressing digital and web literacies first, to integrate new gameplay design patterns or adapt existing ones in their games, participants needed to develop foundational digital skills related to using a desktop personal computer and use of internet browser and online tool ( see Chapter 1 and Appendix C.dliteracy). The the following vignette extract features a mother Madiha and daughter Nasrin [^v5].</text:p>
      <text:p text:style-name="vignette">Madiha has just finished created a pixel art sprite of an alien and comment, “We’re finished. Right what’s next? Now I’m an expert pixel? Now I have to figure out how to get it in there don’t I? Without losing it I’ll be very upset.”</text:p>
      <text:p text:style-name="vignette">Madiha’s emotional investment in her creative prompts Sonia, a fellow parent, to comment: “Have you saved it?” Unsure of how to transfer the image from the online image editor the glitch coding environment, Madiha seeks assistance from her daughter:</text:p>
      <text:p text:style-name="P1">Madiha: Nasrin! Nasrin! Nasrin! Do you know how to get it in the game? Nasrin: Oh my god! Madiha: Well . First of all save it to the gallery. How do you save it? Ah there you are. Save it. Is it saved? Right now export it. Nasrin: Do you even know what export means? Madiha: I know what export means! Nasrin: Ok then, smarty-pants.</text:p>
      <text:h text:style-name="Heading_20_3" text:outline-level="3"><text:bookmark-start text:name="the-role-of-gdps-in-the-personal-appropriation-of-concepts-and-processes"/>The role of GDPs in the personal appropriation of concepts and processes<text:bookmark-end text:name="the-role-of-gdps-in-the-personal-appropriation-of-concepts-and-processes"/></text:h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roman" style:font-pitch="variable" style:name="Arial" svg:font-family="Arial"/>
    <style:font-face style:font-family-generic="swiss" style:font-pitch="variable" style:name="Arial1" svg:font-family="Arial"/>
    <style:font-face style:font-family-generic="system" style:font-pitch="variable" style:name="Arial2" svg:font-family="Arial"/>
    <style:font-face style:font-family-generic="modern" style:font-pitch="fixed" style:name="Courier New" svg:font-family="'Courier New'"/>
    <style:font-face style:font-adornments="Bold" style:font-pitch="variable" style:name="Lato" svg:font-family="Lato"/>
    <style:font-face style:font-adornments="Bold Italic" style:font-pitch="variable" style:name="Lato1" svg:font-family="Lato"/>
    <style:font-face style:font-adornments="Regular" style:font-pitch="variable" style:name="Lato2" svg:font-family="Lato"/>
    <style:font-face style:font-family-generic="system" style:font-pitch="variable" style:name="Lucida Sans Unicode" svg:font-family="'Lucida Sans Unicode'"/>
    <style:font-face style:font-charset="x-symbol" style:name="OpenSymbol" svg:font-family="OpenSymbol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Regular" style:font-family-generic="roman" style:name="Times New Roman1" svg:font-family="'Times New Roman'"/>
    <style:font-face style:font-adornments="Regular" style:font-pitch="variable" style:name="Ubuntu" svg:font-family="Ubuntu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GB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lr-tb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auto-text-indent="false" style:contextual-spacing="false" style:register-true="true" fo:line-height="150%" fo:margin-bottom="0cm" fo:margin-left="0cm" fo:margin-right="0cm" fo:margin-top="0cm" fo:text-indent="0cm"/>
      <style:text-properties style:font-family-generic="roman" style:font-name="Times New Roman1" style:font-style-name="Regular" fo:font-family="'Times New Roman'" fo:font-size="12pt"/>
    </style:style>
    <style:style style:class="html" style:family="paragraph" style:master-page-name="" style:name="Author" style:next-style-name="Date" style:parent-style-name="Standard">
      <style:paragraph-properties style:page-number="auto"/>
      <style:text-properties fo:font-style="italic"/>
    </style:style>
    <style:style style:class="html" style:family="paragraph" style:name="Date" style:next-style-name="Text_20_body" style:parent-style-name="Standard">
      <style:text-properties fo:font-style="italic"/>
    </style:style>
    <style:style style:class="html" style:family="paragraph" style:name="Abstract" style:parent-style-name="Standard">
      <style:paragraph-properties style:auto-text-indent="false" style:contextual-spacing="false" fo:margin-bottom="0.254cm" fo:margin-left="1cm" fo:margin-right="1cm" fo:margin-top="0.254cm" fo:text-indent="0cm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Lucida Sans Unicode'" style:font-family-complex="Tahoma" style:font-family-generic="swiss" style:font-family-generic-asian="system" style:font-family-generic-complex="system" style:font-name="Arial1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52cm" fo:margin-top="0.152cm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master-page-name="" style:name="Table" style:parent-style-name="Caption">
      <style:paragraph-properties style:contextual-spacing="false" style:page-number="auto" fo:margin-bottom="0.21cm" fo:margin-top="0.21cm"/>
    </style:style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name="Lato" style:font-pitch="variable" style:font-size-asian="115%" style:font-size-complex="115%" style:font-style-name="Bold" style:font-weight-asian="bold" style:font-weight-complex="bold" fo:font-family="Lato" fo:font-size="16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name="Lato" style:font-pitch="variable" style:font-size-asian="14pt" style:font-size-complex="14pt" style:font-style-asian="italic" style:font-style-complex="italic" style:font-style-name="Bold" style:font-weight-asian="bold" style:font-weight-complex="bold" fo:font-family="Lato" fo:font-size="18pt" fo:font-style="normal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name="Lato" style:font-pitch="variable" style:font-size-asian="14pt" style:font-size-complex="14pt" style:font-style-name="Bold" style:font-weight-asian="bold" style:font-weight-complex="bold" fo:font-family="Lato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name="Lato1" style:font-pitch="variable" style:font-size-asian="85%" style:font-size-complex="85%" style:font-style-asian="italic" style:font-style-complex="italic" style:font-style-name="Bold Italic" style:font-weight-asian="bold" style:font-weight-complex="bold" fo:font-family="Lato" fo:font-size="13pt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name="Lato" style:font-pitch="variable" style:font-style-name="Bold" fo:font-family="Lato" fo:font-size="11pt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true" fo:margin-bottom="0.25cm" fo:margin-left="0.801cm" fo:margin-right="0.6cm" fo:margin-top="0.25cm" fo:text-indent="0cm">
        <style:tab-stops/>
      </style:paragraph-properties>
      <style:text-properties fo:font-style="italic"/>
    </style:style>
    <style:style style:class="html" style:display-name="Preformatted Text" style:family="paragraph" style:name="Preformatted_20_Text" style:parent-style-name="Standard">
      <style:paragraph-properties style:auto-text-indent="false" style:contextual-spacing="true" fo:margin-bottom="0.3cm" fo:margin-left="1cm" fo:margin-right="0cm" fo:margin-top="0.3cm" fo:text-indent="0cm"/>
      <style:text-properties style:font-family-asian="'Courier New'" style:font-family-complex="'Courier New'" style:font-family-generic="roman" style:font-family-generic-asian="modern" style:font-family-generic-complex="modern" style:font-name="Times New Roman1" style:font-name-asian="Courier New" style:font-name-complex="Courier New" style:font-pitch-asian="fixed" style:font-pitch-complex="fixed" style:font-size-asian="10pt" style:font-size-complex="10pt" style:font-style-name="Regular" fo:country="GB" fo:font-family="'Times New Roman'" fo:font-size="10.5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2cm" fo:margin-top="0.152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7cm" fo:margin-right="0cm" fo:text-indent="0cm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76cm" fo:margin-right="0.076cm" fo:text-indent="0cm"/>
      <style:text-properties style:font-name="Lato2" style:font-pitch="variable" style:font-style-name="Regular" fo:font-family="Lato" fo:font-size="10pt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76cm" fo:margin-right="0.076cm" fo:text-align="start" fo:text-indent="0cm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499cm" fo:margin-right="0cm" fo:text-indent="-0.499cm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203cm" fo:margin-top="0.203cm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cm" fo:margin-left="1.27cm" fo:margin-right="0cm" fo:margin-top="0cm" fo:text-indent="0cm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2cm 0.035cm 0.002cm" style:contextual-spacing="false" style:join-border="false" text:line-number="0" text:number-lines="false" fo:border-bottom="1.11pt double #808080" fo:border-left="none" fo:border-right="none" fo:border-top="none" fo:margin-bottom="0.499cm" fo:margin-top="0cm" fo:padding="0cm"/>
      <style:text-properties style:font-size-asian="6pt" style:font-size-complex="6pt" fo:font-size="6pt"/>
    </style:style>
    <style:style style:class="chapter" style:family="paragraph" style:name="Title" style:next-style-name="Text_20_body" style:parent-style-name="Heading">
      <style:paragraph-properties style:justify-single-word="false" fo:text-align="center"/>
      <style:text-properties style:font-name="Lato" style:font-pitch="variable" style:font-size-asian="28pt" style:font-size-complex="28pt" style:font-style-name="Bold" style:font-weight-asian="bold" style:font-weight-complex="bold" fo:font-family="Lato" fo:font-size="22pt" fo:font-weight="bold"/>
    </style:style>
    <style:style style:class="index" style:display-name="Bibliography 1" style:family="paragraph" style:name="Bibliography_20_1" style:parent-style-name="Index">
      <style:paragraph-properties style:auto-text-indent="false" style:contextual-spacing="false" style:line-height-at-least="0.423cm" fo:margin-bottom="0.423cm" fo:margin-left="0cm" fo:margin-right="0cm" fo:margin-top="0cm" fo:text-indent="0cm">
        <style:tab-stops/>
      </style:paragraph-properties>
    </style:style>
    <style:style style:default-outline-level="" style:family="paragraph" style:name="normal">
      <style:paragraph-properties style:justify-single-word="false" style:writing-mode="lr-tb" fo:orphans="2" fo:text-align="start" fo:widows="2"/>
    </style:style>
    <style:style style:class="chapter" style:default-outline-level="" style:family="paragraph" style:name="Subtitle" style:next-style-name="Standard" style:parent-style-name="normal">
      <style:paragraph-properties style:contextual-spacing="false" fo:break-after="auto" fo:break-before="auto" fo:keep-together="always" fo:keep-with-next="always" fo:line-height="100%" fo:margin-bottom="0.564cm" fo:margin-top="0cm"/>
      <style:text-properties style:font-family-asian="Arial" style:font-family-complex="Arial" style:font-family-generic="roman" style:font-family-generic-asian="system" style:font-family-generic-complex="system" style:font-name="Arial" style:font-name-asian="Arial2" style:font-name-complex="Arial2" style:font-pitch="variable" style:font-pitch-asian="variable" style:font-pitch-complex="variable" style:font-size-asian="15pt" style:font-size-complex="15pt" style:font-style-asian="normal" fo:color="#666666" fo:font-family="Arial" fo:font-size="15pt" fo:font-style="normal" loext:opacity="100%"/>
    </style:style>
    <style:style style:class="extra" style:family="paragraph" style:name="Addressee" style:parent-style-name="Standard">
      <style:paragraph-properties style:contextual-spacing="false" text:line-number="0" text:number-lines="false" fo:margin-bottom="0.106cm" fo:margin-top="0cm"/>
      <style:text-properties style:font-name="Ubuntu" style:font-pitch="variable" style:font-style-name="Regular" fo:font-family="Ubuntu" fo:font-size="12pt"/>
    </style:style>
    <style:style style:class="text" style:display-name="First paragraph" style:family="paragraph" style:name="First_20_paragraph" style:parent-style-name="Standard"/>
    <style:style style:default-outline-level="" style:family="paragraph" style:list-style-name="" style:name="FrontMatterHeading" style:parent-style-name="Heading_20_2"/>
    <style:style style:class="index" style:display-name="Index Heading" style:family="paragraph" style:name="Index_20_Heading" style:parent-style-name="Heading">
      <style:paragraph-properties style:auto-text-indent="false" text:line-number="0" text:number-lines="false" fo:margin-left="0cm" fo:margin-right="0cm" fo:text-indent="0cm"/>
      <style:text-properties style:font-size-asian="16pt" style:font-size-complex="16pt" style:font-weight-asian="bold" style:font-weight-complex="bold" fo:font-size="16pt" fo:font-weight="bold"/>
    </style:style>
    <style:style style:class="index" style:display-name="Contents Heading" style:family="paragraph" style:name="Contents_20_Heading" style:parent-style-name="Index_20_Heading">
      <style:paragraph-properties style:auto-text-indent="false" text:line-number="0" text:number-lines="false" fo:margin-left="0cm" fo:margin-right="0cm" fo:text-indent="0cm"/>
      <style:text-properties style:font-size-asian="16pt" style:font-size-complex="16pt" style:font-weight-asian="bold" style:font-weight-complex="bold" fo:font-size="16pt" fo:font-weight="bold"/>
    </style:style>
    <style:style style:class="index" style:display-name="Contents 2" style:family="paragraph" style:name="Contents_20_2" style:parent-style-name="Index">
      <style:paragraph-properties style:auto-text-indent="false" fo:margin-left="0.499cm" fo:margin-right="0cm" fo:text-indent="0cm">
        <style:tab-stops>
          <style:tab-stop style:leader-style="dotted" style:leader-text="." style:position="16.501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style:auto-text-indent="false" fo:margin-left="1cm" fo:margin-right="0cm" fo:text-indent="0cm">
        <style:tab-stops>
          <style:tab-stop style:leader-style="dotted" style:leader-text="." style:position="16cm" style:type="right"/>
        </style:tab-stops>
      </style:paragraph-properties>
    </style:style>
    <style:style style:family="paragraph" style:name="vignette" style:parent-style-name="Preformatted_20_Text"/>
    <style:style style:display-name="Source_Text" style:family="text" style:name="Source_5f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style:style style:display-name="Index Link" style:family="text" style:name="Index_20_Link"/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cm" svg:y="0cm" text:anchor-type="paragraph"/>
    </style:style>
    <text:outline-style style:name="Outline">
      <text:outline-level-style style:num-format="1" text:level="1" loext:num-list-format="%1%">
        <style:list-level-properties text:min-label-distance="0.381cm"/>
      </text:outline-level-style>
      <text:outline-level-style style:num-format="1" text:display-levels="2" text:level="2" loext:num-list-format="%1%.%2%">
        <style:list-level-properties text:min-label-distance="0.381cm"/>
      </text:outline-level-style>
      <text:outline-level-style style:num-format="1" text:display-levels="3" text:level="3" loext:num-list-format="%1%.%2%.%3%">
        <style:list-level-properties text:min-label-distance="0.381cm"/>
      </text:outline-level-style>
      <text:outline-level-style style:num-format="" text:level="4" loext:num-list-format="%4%">
        <style:list-level-properties text:min-label-distance="0.381cm"/>
      </text:outline-level-style>
      <text:outline-level-style style:num-format="" text:level="5" loext:num-list-format="%5%">
        <style:list-level-properties text:min-label-distance="0.381cm"/>
      </text:outline-level-style>
      <text:outline-level-style style:num-format="" text:level="6" loext:num-list-format="%6%">
        <style:list-level-properties text:min-label-distance="0.381cm"/>
      </text:outline-level-style>
      <text:outline-level-style style:num-format="" text:level="7" loext:num-list-format="%7%">
        <style:list-level-properties text:min-label-distance="0.381cm"/>
      </text:outline-level-style>
      <text:outline-level-style style:num-format="" text:level="8" loext:num-list-format="%8%">
        <style:list-level-properties text:min-label-distance="0.381cm"/>
      </text:outline-level-style>
      <text:outline-level-style style:num-format="" text:level="9" loext:num-list-format="%9%">
        <style:list-level-properties text:min-label-distance="0.381cm"/>
      </text:outline-level-style>
      <text:outline-level-style style:num-format="" text:level="10" loext:num-list-format="%10%">
        <style:list-level-properties text:min-label-distance="0.381cm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4cm" text:space-before="3.601cm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499cm"/>
      </text:list-level-style-number>
      <text:list-level-style-number style:num-format="1" style:num-suffix="." text:level="2" text:style-name="Numbering_20_Symbols" loext:num-list-format="%2%.">
        <style:list-level-properties text:min-label-width="0.499cm" text:space-before="0.501cm"/>
      </text:list-level-style-number>
      <text:list-level-style-number style:num-format="1" style:num-suffix="." text:level="3" text:style-name="Numbering_20_Symbols" loext:num-list-format="%3%.">
        <style:list-level-properties text:min-label-width="0.499cm" text:space-before="1cm"/>
      </text:list-level-style-number>
      <text:list-level-style-number style:num-format="1" style:num-suffix="." text:level="4" text:style-name="Numbering_20_Symbols" loext:num-list-format="%4%.">
        <style:list-level-properties text:min-label-width="0.499cm" text:space-before="1.501cm"/>
      </text:list-level-style-number>
      <text:list-level-style-number style:num-format="1" style:num-suffix="." text:level="5" text:style-name="Numbering_20_Symbols" loext:num-list-format="%5%.">
        <style:list-level-properties text:min-label-width="0.499cm" text:space-before="2cm"/>
      </text:list-level-style-number>
      <text:list-level-style-number style:num-format="1" style:num-suffix="." text:level="6" text:style-name="Numbering_20_Symbols" loext:num-list-format="%6%.">
        <style:list-level-properties text:min-label-width="0.499cm" text:space-before="2.501cm"/>
      </text:list-level-style-number>
      <text:list-level-style-number style:num-format="1" style:num-suffix="." text:level="7" text:style-name="Numbering_20_Symbols" loext:num-list-format="%7%.">
        <style:list-level-properties text:min-label-width="0.499cm" text:space-before="3.001cm"/>
      </text:list-level-style-number>
      <text:list-level-style-number style:num-format="1" style:num-suffix="." text:level="8" text:style-name="Numbering_20_Symbols" loext:num-list-format="%8%.">
        <style:list-level-properties text:min-label-width="0.499cm" text:space-before="3.502cm"/>
      </text:list-level-style-number>
      <text:list-level-style-number style:num-format="1" style:num-suffix="." text:level="9" text:style-name="Numbering_20_Symbols" loext:num-list-format="%9%.">
        <style:list-level-properties text:min-label-width="0.499cm" text:space-before="4.001cm"/>
      </text:list-level-style-number>
      <text:list-level-style-number style:num-format="1" style:num-suffix="." text:level="10" text:style-name="Numbering_20_Symbols" loext:num-list-format="%10%.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499cm"/>
      </text:list-level-style-number>
      <text:list-level-style-number style:num-format="1" text:level="2" text:start-value="2" text:style-name="Numbering_20_Symbols" loext:num-list-format="%2%">
        <style:list-level-properties text:min-label-width="0.499cm" text:space-before="0.499cm"/>
      </text:list-level-style-number>
      <text:list-level-style-number style:num-format="1" text:level="3" text:start-value="3" text:style-name="Numbering_20_Symbols" loext:num-list-format="%3%">
        <style:list-level-properties text:min-label-width="1cm" text:space-before="0.998cm"/>
      </text:list-level-style-number>
      <text:list-level-style-number style:num-format="1" text:level="4" text:start-value="4" text:style-name="Numbering_20_Symbols" loext:num-list-format="%4%">
        <style:list-level-properties text:min-label-width="1.251cm" text:space-before="1.998cm"/>
      </text:list-level-style-number>
      <text:list-level-style-number style:num-format="1" text:level="5" text:start-value="5" text:style-name="Numbering_20_Symbols" loext:num-list-format="%5%">
        <style:list-level-properties text:min-label-width="1.499cm" text:space-before="3.249cm"/>
      </text:list-level-style-number>
      <text:list-level-style-number style:num-format="1" text:level="6" text:start-value="6" text:style-name="Numbering_20_Symbols" loext:num-list-format="%6%">
        <style:list-level-properties text:min-label-width="1.801cm" text:space-before="4.748cm"/>
      </text:list-level-style-number>
      <text:list-level-style-number style:num-format="1" text:level="7" text:start-value="7" text:style-name="Numbering_20_Symbols" loext:num-list-format="%7%">
        <style:list-level-properties text:min-label-width="2.3cm" text:space-before="6.549cm"/>
      </text:list-level-style-number>
      <text:list-level-style-number style:num-format="1" text:level="8" text:start-value="8" text:style-name="Numbering_20_Symbols" loext:num-list-format="%8%">
        <style:list-level-properties text:min-label-width="2.6cm" text:space-before="8.849cm"/>
      </text:list-level-style-number>
      <text:list-level-style-number style:num-format="1" text:level="9" text:start-value="9" text:style-name="Numbering_20_Symbols" loext:num-list-format="%9%">
        <style:list-level-properties text:min-label-width="2.801cm" text:space-before="11.449cm"/>
      </text:list-level-style-number>
      <text:list-level-style-number style:num-format="1" text:level="10" text:start-value="10" text:style-name="Numbering_20_Symbols" loext:num-list-format="%10%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3cm"/>
      </text:list-level-style-number>
      <text:list-level-style-number style:num-format="1" text:level="2" text:start-value="2" text:style-name="Numbering_20_Symbols" loext:num-list-format="%2%">
        <style:list-level-properties text:min-label-width="3cm" text:space-before="3.001cm"/>
      </text:list-level-style-number>
      <text:list-level-style-number style:num-format="1" text:level="3" text:start-value="3" text:style-name="Numbering_20_Symbols" loext:num-list-format="%3%">
        <style:list-level-properties text:min-label-width="3cm" text:space-before="6.001cm"/>
      </text:list-level-style-number>
      <text:list-level-style-number style:num-format="1" text:level="4" text:start-value="4" text:style-name="Numbering_20_Symbols" loext:num-list-format="%4%">
        <style:list-level-properties text:min-label-width="3cm" text:space-before="9.002cm"/>
      </text:list-level-style-number>
      <text:list-level-style-number style:num-format="1" text:level="5" text:start-value="5" text:style-name="Numbering_20_Symbols" loext:num-list-format="%5%">
        <style:list-level-properties text:min-label-width="3cm" text:space-before="12.002cm"/>
      </text:list-level-style-number>
      <text:list-level-style-number style:num-format="1" text:level="6" text:start-value="6" text:style-name="Numbering_20_Symbols" loext:num-list-format="%6%">
        <style:list-level-properties text:min-label-width="3cm" text:space-before="15.002cm"/>
      </text:list-level-style-number>
      <text:list-level-style-number style:num-format="1" text:level="7" text:start-value="7" text:style-name="Numbering_20_Symbols" loext:num-list-format="%7%">
        <style:list-level-properties text:min-label-width="3cm" text:space-before="18.003cm"/>
      </text:list-level-style-number>
      <text:list-level-style-number style:num-format="1" text:level="8" text:start-value="8" text:style-name="Numbering_20_Symbols" loext:num-list-format="%8%">
        <style:list-level-properties text:min-label-width="3cm" text:space-before="21.003cm"/>
      </text:list-level-style-number>
      <text:list-level-style-number style:num-format="1" text:level="9" text:start-value="9" text:style-name="Numbering_20_Symbols" loext:num-list-format="%9%">
        <style:list-level-properties text:min-label-width="3cm" text:space-before="24.003cm"/>
      </text:list-level-style-number>
      <text:list-level-style-number style:num-format="1" text:level="10" text:start-value="10" text:style-name="Numbering_20_Symbols" loext:num-list-format="%10%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499cm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45cm" text:space-before="1.1cm"/>
      </text:list-level-style-number>
      <text:list-level-style-bullet text:bullet-char="•" text:level="4" text:style-name="Numbering_20_Symbols" loext:num-list-format="%4%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395cm" text:space-before="3.976cm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style:layout-grid-standard-mode="true" style:writing-mode="lr-tb"/>
    </style:default-page-layout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cm" style:layout-grid-base-height="0.55cm" style:layout-grid-base-width="0.37cm" style:layout-grid-color="#c0c0c0" style:layout-grid-display="true" style:layout-grid-lines="44" style:layout-grid-mode="none" style:layout-grid-print="true" style:layout-grid-ruby-below="false" style:layout-grid-ruby-height="0cm" style:layout-grid-snap-to="true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>
        <style:header-footer-properties draw:fill="none" draw:fill-color="#729fcf" style:dynamic-spacing="false" fo:background-color="transparent" fo:margin-left="0cm" fo:margin-right="0cm" fo:margin-top="0.51cm" fo:min-height="1.02cm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7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7.0.2</meta:generator>
    <dc:title>PhD Thesis</dc:title>
    <dc:description/>
    <dc:subject/>
    <meta:keyword/>
    <dc:language>en-GB</dc:language>
    <meta:initial-creator>Mick Chesterman</meta:initial-creator>
    <dc:creator>Mick Chesterman</dc:creator>
    <meta:creation-date>2025-08-28T15:26:29Z</meta:creation-date>
    <dc:date>2025-08-28T15:26:29Z</dc:date>
    <meta:user-defined meta:name="ZOTERO_PREF_1" meta:value-type="string">&lt;data data-version="3" zotero-version="5.0.89"&gt;   &lt;session id="OGe1IYVe"/&gt;   &lt;style id="http://www.zotero.org/styles/harvard-cite-them-right" locale="en-US" hasBibliography="1" bibliographyStyleHasBeenSet="0"/&gt;   &lt;prefs&gt;     &lt;pref name="fieldType" value="ReferenceMark"/&gt;   &lt;/prefs&gt;&lt;/data&gt;</meta:user-defined>
    <meta:user-defined meta:name="ZOTERO_PREF_2" meta:value-type="string"/>
    <meta:user-defined meta:name="categories" meta:value-type="string">chapter</meta:user-defined>
    <meta:user-defined meta:name="layout" meta:value-type="string">post</meta:user-defined>
    <meta:user-defined meta:name="link-citations" meta:value-type="string">True</meta:user-defined>
    <meta:user-defined meta:name="number-sections" meta:value-type="string">True</meta:user-defined>
    <meta:user-defined meta:name="zotero" meta:value-type="string"/>
  </office:meta>
</office:document-meta>
</file>